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" svg:font-family="helve"/>
    <style:font-face style:name="helvet" svg:font-family="helve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841ac" officeooo:paragraph-rsid="001841ac"/>
    </style:style>
    <style:style style:name="P2" style:family="paragraph" style:parent-style-name="Standard">
      <style:text-properties style:font-name="Comic Sans MS" style:text-underline-style="solid" style:text-underline-width="auto" style:text-underline-color="font-color" officeooo:rsid="001841ac" officeooo:paragraph-rsid="00184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n los polinomios:</text:p>
      <text:p text:style-name="P1">f(x) = ( 1 + x )</text:p>
      <text:p text:style-name="P1">g(x) = ( 1 - x )</text:p>
      <text:p text:style-name="P1">h(x) = ( - 3 + 2x )</text:p>
      <text:p text:style-name="P1">I(x) = ( 2 + x - 3x^2 )</text:p>
      <text:p text:style-name="P1">parte del grupo de polinimos de grado n, P_n(x)</text:p>
      <text:p text:style-name="P1"><text:s/>Donde se definen las operaciones de suma (+), producto (*) y</text:p>
      <text:p text:style-name="P1">composición (&amp;).</text:p>
      <text:p text:style-name="P1"/>
      <text:p text:style-name="P1">Ejemplos:</text:p>
      <text:p text:style-name="P1">Suma de polinomios:</text:p>
      <text:p text:style-name="P2"/>
      <text:p text:style-name="P1">( 1 + x ) + ( 1 + x ) = ( 2 + 2x )</text:p>
      <text:p text:style-name="P1">( 1 + x ) + ( 1 - x ) = ( 2 )</text:p>
      <text:p text:style-name="P1">( 1 + x ) + ( - 3 + 2x ) = ( - 2 + 3x )</text:p>
      <text:p text:style-name="P1">( 1 + x ) + ( 2 + x - 3x^2 ) = ( 3 + 2x - 3x^2 )</text:p>
      <text:p text:style-name="P1"/>
      <text:p text:style-name="P1">( 1 - x ) + ( 1 + x ) = ( 2 )</text:p>
      <text:p text:style-name="P1">( 1 - x ) + ( 1 - x ) = ( 2 - 2x )</text:p>
      <text:p text:style-name="P1">( 1 - x ) + ( - 3 + 2x ) = ( - 2 + x )</text:p>
      <text:p text:style-name="P1">( 1 - x ) + ( 2 + x - 3x^2 ) = ( 3 - 3x^2 )</text:p>
      <text:p text:style-name="P1"/>
      <text:p text:style-name="P1">( - 3 + 2x ) + ( 1 + x ) = ( - 2 + 3x )</text:p>
      <text:p text:style-name="P1">( - 3 + 2x ) + ( 1 - x ) = ( - 2 + x )</text:p>
      <text:p text:style-name="P1">( - 3 + 2x ) + ( - 3 + 2x ) = ( - 6 + 4x )</text:p>
      <text:p text:style-name="P1">( - 3 + 2x ) + ( 2 + x - 3x^2 ) = ( - 1 + 3x - 3x^2 )</text:p>
      <text:p text:style-name="P1"/>
      <text:p text:style-name="P1">( 2 + x - 3x^2 ) + ( 1 + x ) = ( 3 + 2x - 3x^2 )</text:p>
      <text:p text:style-name="P1">( 2 + x - 3x^2 ) + ( 1 - x ) = ( 3 - 3x^2 )</text:p>
      <text:p text:style-name="P1">( 2 + x - 3x^2 ) + ( - 3 + 2x ) = ( - 1 + 3x - 3x^2 )</text:p>
      <text:p text:style-name="P1">( 2 + x - 3x^2 ) + ( 2 + x - 3x^2 ) = ( 4 + 2x - 6x^2 )</text:p>
      <text:p text:style-name="P1"/>
      <text:p text:style-name="P1"/>
      <text:p text:style-name="P1">Multiplicación algebraica:</text:p>
      <text:p text:style-name="P1"/>
      <text:p text:style-name="P1">( 1 + x ) * ( 1 + x ) = ( 1 + 2x + x^2 )</text:p>
      <text:p text:style-name="P1">( 1 + x ) * ( 1 - x ) = ( 1 - x^2 )</text:p>
      <text:p text:style-name="P1">( 1 + x ) * ( - 3 + 2x ) = ( - 3 - x + 2x^2 )</text:p>
      <text:p text:style-name="P1">( 1 + x ) * ( 2 + x - 3x^2 ) = ( 2 + 3x - 2x^2 - 3x^3 )</text:p>
      <text:p text:style-name="P1"/>
      <text:p text:style-name="P1"><text:soft-page-break/>( 1 - x ) * ( 1 + x ) = ( 1 - x^2 )</text:p>
      <text:p text:style-name="P1">( 1 - x ) * ( 1 - x ) = ( 1 - 2x + x^2 )</text:p>
      <text:p text:style-name="P1">( 1 - x ) * ( - 3 + 2x ) = ( - 3 + 5x - 2x^2 )</text:p>
      <text:p text:style-name="P1">( 1 - x ) * ( 2 + x - 3x^2 ) = ( 2 - x - 4x^2 + 3x^3 )</text:p>
      <text:p text:style-name="P1"/>
      <text:p text:style-name="P1">( - 3 + 2x ) * ( 1 + x ) = ( - 3 - x + 2x^2 )</text:p>
      <text:p text:style-name="P1">( - 3 + 2x ) * ( 1 - x ) = ( - 3 + 5x - 2x^2 )</text:p>
      <text:p text:style-name="P1">( - 3 + 2x ) * ( - 3 + 2x ) = ( 9 - 12x + 4x^2 )</text:p>
      <text:p text:style-name="P1">( - 3 + 2x ) * ( 2 + x - 3x^2 ) = ( - 6 + x + x^2 - 6x^3 )</text:p>
      <text:p text:style-name="P1"/>
      <text:p text:style-name="P1">( 2 + x - 3x^2 ) * ( 1 + x ) = ( 2 + 3x - 2x^2 - 3x^3 )</text:p>
      <text:p text:style-name="P1">( 2 + x - 3x^2 ) * ( 1 - x ) = ( 2 - x - 4x^2 + 3x^3 )</text:p>
      <text:p text:style-name="P1">( 2 + x - 3x^2 ) * ( - 3 + 2x ) = ( - 6 + x + x^2 - 6x^3 )</text:p>
      <text:p text:style-name="P1">( 2 + x - 3x^2 ) * ( 2 + x - 3x^2 ) = ( 4 + 4x - x^2 - 6x^3 + 9x^4 )</text:p>
      <text:p text:style-name="P1"/>
      <text:p text:style-name="P1"/>
      <text:p text:style-name="P1">Potencia:</text:p>
      <text:p text:style-name="P1"/>
      <text:p text:style-name="P1">( 1 + x )^2 = ( 1 + 2x + x^2 )</text:p>
      <text:p text:style-name="P1">( 1 + x )^3 = ( 1 + 3x + 3x^2 + x^3 )</text:p>
      <text:p text:style-name="P1"/>
      <text:p text:style-name="P1">( 1 - x )^2 = ( 1 - 2x + x^2 )</text:p>
      <text:p text:style-name="P1">( 1 - x )^3 = ( 1 - 3x + 3x^2 - x^3 )</text:p>
      <text:p text:style-name="P1"/>
      <text:p text:style-name="P1">( - 3 + 2x )^2 = ( 9 - 12x + 4x^2 )</text:p>
      <text:p text:style-name="P1">( - 3 + 2x )^3 = ( - 27 + 54x - 36x^2 + 8x^3 )</text:p>
      <text:p text:style-name="P1"/>
      <text:p text:style-name="P1">( 2 + x - 3x^2 )^2 = ( 4 + 4x - x^2 - 6x^3 + 9x^4 )</text:p>
      <text:p text:style-name="P1">( 2 + x - 3x^2 )^3 = ( 8 + 12x - 30x^2 - 35x^3 + 45x^4 + 27x^5 - 27x^6 )</text:p>
      <text:p text:style-name="P1"/>
      <text:p text:style-name="P1"/>
      <text:p text:style-name="P1">Composición:</text:p>
      <text:p text:style-name="P1"/>
      <text:p text:style-name="P1">( 1 + x ) &amp; ( 1 + x ) = ( 2 + x )</text:p>
      <text:p text:style-name="P1">( 1 + x ) &amp; ( 1 - x ) = ( 2 - x )</text:p>
      <text:p text:style-name="P1">( 1 + x ) &amp; ( - 3 + 2x ) = ( - 2 + 2x )</text:p>
      <text:p text:style-name="P1">( 1 + x ) &amp; ( 2 + x - 3x^2 ) = ( 3 + x - 3x^2 )</text:p>
      <text:p text:style-name="P1"/>
      <text:p text:style-name="P1">( 1 - x ) &amp; ( 1 + x ) = ( - x )</text:p>
      <text:p text:style-name="P1">( 1 - x ) &amp; ( 1 - x ) = ( <text:s/>x )</text:p>
      <text:p text:style-name="P1"><text:soft-page-break/>( 1 - x ) &amp; ( - 3 + 2x ) = ( 4 - 2x )</text:p>
      <text:p text:style-name="P1">( 1 - x ) &amp; ( 2 + x - 3x^2 ) = ( - 1 - x + 3x^2 )</text:p>
      <text:p text:style-name="P1"/>
      <text:p text:style-name="P1">( - 3 + 2x ) &amp; ( 1 + x ) = ( - 1 + 2x )</text:p>
      <text:p text:style-name="P1">( - 3 + 2x ) &amp; ( 1 - x ) = ( - 1 - 2x )</text:p>
      <text:p text:style-name="P1">( - 3 + 2x ) &amp; ( - 3 + 2x ) = ( - 9 + 4x )</text:p>
      <text:p text:style-name="P1">( - 3 + 2x ) &amp; ( 2 + x - 3x^2 ) = ( 1 + 2x - 6x^2 )</text:p>
      <text:p text:style-name="P1"/>
      <text:p text:style-name="P1">( 2 + x - 3x^2 ) &amp; ( 1 + x ) = ( - 5x - 3x^2 )</text:p>
      <text:p text:style-name="P1">( 2 + x - 3x^2 ) &amp; ( 1 - x ) = ( <text:s/>5x - 3x^2 )</text:p>
      <text:p text:style-name="P1">( 2 + x - 3x^2 ) &amp; ( - 3 + 2x ) = ( - 28 + 38x - 12x^2 )</text:p>
      <text:p text:style-name="P1">( 2 + x - 3x^2 ) &amp; ( 2 + x - 3x^2 ) = ( - 8 - x + 30x^2 + 18x^3 - 27x^4 )</text:p>
      <text:p text:style-name="P1"/>
      <text:p text:style-name="P1"/>
      <text:p text:style-name="P1">Con su conmutador:</text:p>
      <text:p text:style-name="P1"/>
      <text:p text:style-name="P1">[( 1 + x ), ( 1 + x )] = ( 0 )</text:p>
      <text:p text:style-name="P1">[( 1 + x ), ( 1 - x )] = ( 2.0 )</text:p>
      <text:p text:style-name="P1">[( 1 + x ), ( - 3 + 2x )] = ( - 1.0 )</text:p>
      <text:p text:style-name="P1">[( 1 + x ), ( 2 + x - 3x^2 )] = ( 3 + 6x )</text:p>
      <text:p text:style-name="P1"/>
      <text:p text:style-name="P1">[( 1 - x ), ( 1 + x )] = ( - 2.0 )</text:p>
      <text:p text:style-name="P1">[( 1 - x ), ( 1 - x )] = ( 0 )</text:p>
      <text:p text:style-name="P1">[( 1 - x ), ( - 3 + 2x )] = ( 5.0 )</text:p>
      <text:p text:style-name="P1">[( 1 - x ), ( 2 + x - 3x^2 )] = ( - 1 - 6x + 6x^2 )</text:p>
      <text:p text:style-name="P1"/>
      <text:p text:style-name="P1">[( - 3 + 2x ), ( 1 + x )] = ( 1.0 )</text:p>
      <text:p text:style-name="P1">[( - 3 + 2x ), ( 1 - x )] = ( - 5.0 )</text:p>
      <text:p text:style-name="P1">[( - 3 + 2x ), ( - 3 + 2x )] = ( 0 )</text:p>
      <text:p text:style-name="P1">[( - 3 + 2x ), ( 2 + x - 3x^2 )] = ( 29 - 36x + 6x^2 )</text:p>
      <text:p text:style-name="P1"/>
      <text:p text:style-name="P1">[( 2 + x - 3x^2 ), ( 1 + x )] = ( - 3 - 6x )</text:p>
      <text:p text:style-name="P1">[( 2 + x - 3x^2 ), ( 1 - x )] = ( 1 + 6x - 6x^2 )</text:p>
      <text:p text:style-name="P1">[( 2 + x - 3x^2 ), ( - 3 + 2x )] = ( - 29 + 36x - 6x^2 )</text:p>
      <text:p text:style-name="P1">[( 2 + x - 3x^2 ), ( 2 + x - 3x^2 )] = ( 0 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" svg:font-family="helve"/>
    <style:font-face style:name="helvet" svg:font-family="helve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8:31:33.340645077</meta:creation-date>
    <dc:date>2022-10-02T18:34:52.564357818</dc:date>
    <meta:editing-duration>PT16S</meta:editing-duration>
    <meta:editing-cycles>1</meta:editing-cycles>
    <meta:document-statistic meta:table-count="0" meta:image-count="0" meta:object-count="0" meta:page-count="3" meta:paragraph-count="86" meta:word-count="1440" meta:character-count="3432" meta:non-whitespace-character-count="2075"/>
    <meta:generator>LibreOffice/6.4.7.2$Linux_X86_64 LibreOffice_project/40$Build-2</meta:generator>
  </office:meta>
</office:document-meta>
</file>